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irstnames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First Names</text:p>
          </table:table-cell>
          <table:table-cell office:value-type="string" calcext:value-type="string">
            <text:p>Female Names All Ages</text:p>
          </table:table-cell>
          <table:table-cell office:value-type="string" calcext:value-type="string">
            <text:p>From class</text:p>
          </table:table-cell>
          <table:table-cell office:value-type="string" calcext:value-type="string">
            <text:p>Male Names All Ages</text:p>
          </table:table-cell>
          <table:table-cell office:value-type="string" calcext:value-type="string">
            <text:p>From class</text:p>
          </table:table-cell>
          <table:table-cell office:value-type="string" calcext:value-type="string">
            <text:p>Female Names Young</text:p>
          </table:table-cell>
          <table:table-cell office:value-type="string" calcext:value-type="string">
            <text:p>From Class</text:p>
          </table:table-cell>
          <table:table-cell office:value-type="string" calcext:value-type="string">
            <text:p>Male Names You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ily</text:p>
          </table:table-cell>
          <table:table-cell table:formula="of:=COUNTIF([.$A$2:.$A$120]; [.$B2])" office:value-type="float" office:value="0" calcext:value-type="float">
            <text:p>0</text:p>
          </table:table-cell>
          <table:table-cell office:value-type="string" calcext:value-type="string">
            <text:p>Joshua</text:p>
          </table:table-cell>
          <table:table-cell table:formula="of:=COUNTIF([.$A$2:.$A$120]; [.$D2])" office:value-type="float" office:value="0" calcext:value-type="float">
            <text:p>0</text:p>
          </table:table-cell>
          <table:table-cell office:value-type="string" calcext:value-type="string">
            <text:p>Ava</text:p>
          </table:table-cell>
          <table:table-cell table:formula="of:=COUNTIF([.$A$2:.$A$120]; [.$F2])" office:value-type="float" office:value="0" calcext:value-type="float">
            <text:p>0</text:p>
          </table:table-cell>
          <table:table-cell office:value-type="string" calcext:value-type="string">
            <text:p>Liam</text:p>
          </table:table-cell>
          <table:table-cell table:formula="of:=COUNTIF([.$A$2:.$A$120]; [.$H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shley</text:p>
          </table:table-cell>
          <table:table-cell table:formula="of:=COUNTIF([.$A$2:.$A$120]; [.$B3])" office:value-type="float" office:value="0" calcext:value-type="float">
            <text:p>0</text:p>
          </table:table-cell>
          <table:table-cell office:value-type="string" calcext:value-type="string">
            <text:p>Andrew</text:p>
          </table:table-cell>
          <table:table-cell table:formula="of:=COUNTIF([.$A$2:.$A$120]; [.$D3])" office:value-type="float" office:value="0" calcext:value-type="float">
            <text:p>0</text:p>
          </table:table-cell>
          <table:table-cell office:value-type="string" calcext:value-type="string">
            <text:p>Isabella</text:p>
          </table:table-cell>
          <table:table-cell table:formula="of:=COUNTIF([.$A$2:.$A$120]; [.$F3])" office:value-type="float" office:value="0" calcext:value-type="float">
            <text:p>0</text:p>
          </table:table-cell>
          <table:table-cell office:value-type="string" calcext:value-type="string">
            <text:p>Jayden</text:p>
          </table:table-cell>
          <table:table-cell table:formula="of:=COUNTIF([.$A$2:.$A$120]; [.$H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arah</text:p>
          </table:table-cell>
          <table:table-cell table:formula="of:=COUNTIF([.$A$2:.$A$120]; [.$B4])" office:value-type="float" office:value="0" calcext:value-type="float">
            <text:p>0</text:p>
          </table:table-cell>
          <table:table-cell office:value-type="string" calcext:value-type="string">
            <text:p>Matthew</text:p>
          </table:table-cell>
          <table:table-cell table:formula="of:=COUNTIF([.$A$2:.$A$120]; [.$D4])" office:value-type="float" office:value="0" calcext:value-type="float">
            <text:p>0</text:p>
          </table:table-cell>
          <table:table-cell office:value-type="string" calcext:value-type="string">
            <text:p>Lily</text:p>
          </table:table-cell>
          <table:table-cell table:formula="of:=COUNTIF([.$A$2:.$A$120]; [.$F4])" office:value-type="float" office:value="0" calcext:value-type="float">
            <text:p>0</text:p>
          </table:table-cell>
          <table:table-cell office:value-type="string" calcext:value-type="string">
            <text:p>Aiden</text:p>
          </table:table-cell>
          <table:table-cell table:formula="of:=COUNTIF([.$A$2:.$A$120]; [.$H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essica</text:p>
          </table:table-cell>
          <table:table-cell table:formula="of:=COUNTIF([.$A$2:.$A$120]; [.$B5])" office:value-type="float" office:value="0" calcext:value-type="float">
            <text:p>0</text:p>
          </table:table-cell>
          <table:table-cell office:value-type="string" calcext:value-type="string">
            <text:p>Christopher</text:p>
          </table:table-cell>
          <table:table-cell table:formula="of:=COUNTIF([.$A$2:.$A$120]; [.$D5])" office:value-type="float" office:value="0" calcext:value-type="float">
            <text:p>0</text:p>
          </table:table-cell>
          <table:table-cell office:value-type="string" calcext:value-type="string">
            <text:p>Sophia</text:p>
          </table:table-cell>
          <table:table-cell table:formula="of:=COUNTIF([.$A$2:.$A$120]; [.$F5])" office:value-type="float" office:value="0" calcext:value-type="float">
            <text:p>0</text:p>
          </table:table-cell>
          <table:table-cell office:value-type="string" calcext:value-type="string">
            <text:p>Mason</text:p>
          </table:table-cell>
          <table:table-cell table:formula="of:=COUNTIF([.$A$2:.$A$120]; [.$H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nna</text:p>
          </table:table-cell>
          <table:table-cell table:formula="of:=COUNTIF([.$A$2:.$A$120]; [.$B6])" office:value-type="float" office:value="0" calcext:value-type="float">
            <text:p>0</text:p>
          </table:table-cell>
          <table:table-cell office:value-type="string" calcext:value-type="string">
            <text:p>Anthony</text:p>
          </table:table-cell>
          <table:table-cell table:formula="of:=COUNTIF([.$A$2:.$A$120]; [.$D6])" office:value-type="float" office:value="0" calcext:value-type="float">
            <text:p>0</text:p>
          </table:table-cell>
          <table:table-cell office:value-type="string" calcext:value-type="string">
            <text:p>Mia</text:p>
          </table:table-cell>
          <table:table-cell table:formula="of:=COUNTIF([.$A$2:.$A$120]; [.$F6])" office:value-type="float" office:value="0" calcext:value-type="float">
            <text:p>0</text:p>
          </table:table-cell>
          <table:table-cell office:value-type="string" calcext:value-type="string">
            <text:p>Landon</text:p>
          </table:table-cell>
          <table:table-cell table:formula="of:=COUNTIF([.$A$2:.$A$120]; [.$H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ennifer</text:p>
          </table:table-cell>
          <table:table-cell table:formula="of:=COUNTIF([.$A$2:.$A$120]; [.$B7])" office:value-type="float" office:value="0" calcext:value-type="float">
            <text:p>0</text:p>
          </table:table-cell>
          <table:table-cell office:value-type="string" calcext:value-type="string">
            <text:p>Daniel</text:p>
          </table:table-cell>
          <table:table-cell table:formula="of:=COUNTIF([.$A$2:.$A$120]; [.$D7])" office:value-type="float" office:value="0" calcext:value-type="float">
            <text:p>0</text:p>
          </table:table-cell>
          <table:table-cell office:value-type="string" calcext:value-type="string">
            <text:p>Sophie</text:p>
          </table:table-cell>
          <table:table-cell table:formula="of:=COUNTIF([.$A$2:.$A$120]; [.$F7])" office:value-type="float" office:value="0" calcext:value-type="float">
            <text:p>0</text:p>
          </table:table-cell>
          <table:table-cell office:value-type="string" calcext:value-type="string">
            <text:p>Carter</text:p>
          </table:table-cell>
          <table:table-cell table:formula="of:=COUNTIF([.$A$2:.$A$120]; [.$H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lizabeth</text:p>
          </table:table-cell>
          <table:table-cell table:formula="of:=COUNTIF([.$A$2:.$A$120]; [.$B8])" office:value-type="float" office:value="0" calcext:value-type="float">
            <text:p>0</text:p>
          </table:table-cell>
          <table:table-cell office:value-type="string" calcext:value-type="string">
            <text:p>Kevin</text:p>
          </table:table-cell>
          <table:table-cell table:formula="of:=COUNTIF([.$A$2:.$A$120]; [.$D8])" office:value-type="float" office:value="0" calcext:value-type="float">
            <text:p>0</text:p>
          </table:table-cell>
          <table:table-cell office:value-type="string" calcext:value-type="string">
            <text:p>Chloe</text:p>
          </table:table-cell>
          <table:table-cell table:formula="of:=COUNTIF([.$A$2:.$A$120]; [.$F8])" office:value-type="float" office:value="0" calcext:value-type="float">
            <text:p>0</text:p>
          </table:table-cell>
          <table:table-cell office:value-type="string" calcext:value-type="string">
            <text:p>Wyatt</text:p>
          </table:table-cell>
          <table:table-cell table:formula="of:=COUNTIF([.$A$2:.$A$120]; [.$H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aura</text:p>
          </table:table-cell>
          <table:table-cell table:formula="of:=COUNTIF([.$A$2:.$A$120]; [.$B9])" office:value-type="float" office:value="0" calcext:value-type="float">
            <text:p>0</text:p>
          </table:table-cell>
          <table:table-cell office:value-type="string" calcext:value-type="string">
            <text:p>Joseph</text:p>
          </table:table-cell>
          <table:table-cell table:formula="of:=COUNTIF([.$A$2:.$A$120]; [.$D9])" office:value-type="float" office:value="0" calcext:value-type="float">
            <text:p>0</text:p>
          </table:table-cell>
          <table:table-cell office:value-type="string" calcext:value-type="string">
            <text:p>Kaylee</text:p>
          </table:table-cell>
          <table:table-cell table:formula="of:=COUNTIF([.$A$2:.$A$120]; [.$F9])" office:value-type="float" office:value="0" calcext:value-type="float">
            <text:p>0</text:p>
          </table:table-cell>
          <table:table-cell office:value-type="string" calcext:value-type="string">
            <text:p>Jackson</text:p>
          </table:table-cell>
          <table:table-cell table:formula="of:=COUNTIF([.$A$2:.$A$120]; [.$H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isa</text:p>
          </table:table-cell>
          <table:table-cell table:formula="of:=COUNTIF([.$A$2:.$A$120]; [.$B10])" office:value-type="float" office:value="0" calcext:value-type="float">
            <text:p>0</text:p>
          </table:table-cell>
          <table:table-cell office:value-type="string" calcext:value-type="string">
            <text:p>Brian</text:p>
          </table:table-cell>
          <table:table-cell table:formula="of:=COUNTIF([.$A$2:.$A$120]; [.$D10])" office:value-type="float" office:value="0" calcext:value-type="float">
            <text:p>0</text:p>
          </table:table-cell>
          <table:table-cell office:value-type="string" calcext:value-type="string">
            <text:p>Gabriella</text:p>
          </table:table-cell>
          <table:table-cell table:formula="of:=COUNTIF([.$A$2:.$A$120]; [.$F10])" office:value-type="float" office:value="0" calcext:value-type="float">
            <text:p>0</text:p>
          </table:table-cell>
          <table:table-cell office:value-type="string" calcext:value-type="string">
            <text:p>Owen</text:p>
          </table:table-cell>
          <table:table-cell table:formula="of:=COUNTIF([.$A$2:.$A$120]; [.$H1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Karen</text:p>
          </table:table-cell>
          <table:table-cell table:formula="of:=COUNTIF([.$A$2:.$A$120]; [.$B11])" office:value-type="float" office:value="0" calcext:value-type="float">
            <text:p>0</text:p>
          </table:table-cell>
          <table:table-cell office:value-type="string" calcext:value-type="string">
            <text:p>Michael</text:p>
          </table:table-cell>
          <table:table-cell table:formula="of:=COUNTIF([.$A$2:.$A$120]; [.$D11])" office:value-type="float" office:value="0" calcext:value-type="float">
            <text:p>0</text:p>
          </table:table-cell>
          <table:table-cell office:value-type="string" calcext:value-type="string">
            <text:p>Zoe</text:p>
          </table:table-cell>
          <table:table-cell table:formula="of:=COUNTIF([.$A$2:.$A$120]; [.$F11])" office:value-type="float" office:value="0" calcext:value-type="float">
            <text:p>0</text:p>
          </table:table-cell>
          <table:table-cell office:value-type="string" calcext:value-type="string">
            <text:p>Sebastian</text:p>
          </table:table-cell>
          <table:table-cell table:formula="of:=COUNTIF([.$A$2:.$A$120]; [.$H1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usan</text:p>
          </table:table-cell>
          <table:table-cell table:formula="of:=COUNTIF([.$A$2:.$A$120]; [.$B12])" office:value-type="float" office:value="0" calcext:value-type="float">
            <text:p>0</text:p>
          </table:table-cell>
          <table:table-cell office:value-type="string" calcext:value-type="string">
            <text:p>Steven</text:p>
          </table:table-cell>
          <table:table-cell table:formula="of:=COUNTIF([.$A$2:.$A$120]; [.$D12])" office:value-type="float" office:value="0" calcext:value-type="float">
            <text:p>0</text:p>
          </table:table-cell>
          <table:table-cell office:value-type="string" calcext:value-type="string">
            <text:p>Ella</text:p>
          </table:table-cell>
          <table:table-cell table:formula="of:=COUNTIF([.$A$2:.$A$120]; [.$F12])" office:value-type="float" office:value="0" calcext:value-type="float">
            <text:p>0</text:p>
          </table:table-cell>
          <table:table-cell office:value-type="string" calcext:value-type="string">
            <text:p>Gavin</text:p>
          </table:table-cell>
          <table:table-cell table:formula="of:=COUNTIF([.$A$2:.$A$120]; [.$H1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onna</text:p>
          </table:table-cell>
          <table:table-cell table:formula="of:=COUNTIF([.$A$2:.$A$120]; [.$B13])" office:value-type="float" office:value="0" calcext:value-type="float">
            <text:p>0</text:p>
          </table:table-cell>
          <table:table-cell office:value-type="string" calcext:value-type="string">
            <text:p>David</text:p>
          </table:table-cell>
          <table:table-cell table:formula="of:=COUNTIF([.$A$2:.$A$120]; [.$D13])" office:value-type="float" office:value="0" calcext:value-type="float">
            <text:p>0</text:p>
          </table:table-cell>
          <table:table-cell office:value-type="string" calcext:value-type="string">
            <text:p>Isabelle</text:p>
          </table:table-cell>
          <table:table-cell table:formula="of:=COUNTIF([.$A$2:.$A$120]; [.$F13])" office:value-type="float" office:value="0" calcext:value-type="float">
            <text:p>0</text:p>
          </table:table-cell>
          <table:table-cell office:value-type="string" calcext:value-type="string">
            <text:p>Elijah</text:p>
          </table:table-cell>
          <table:table-cell table:formula="of:=COUNTIF([.$A$2:.$A$120]; [.$H1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andra</text:p>
          </table:table-cell>
          <table:table-cell table:formula="of:=COUNTIF([.$A$2:.$A$120]; [.$B14])" office:value-type="float" office:value="0" calcext:value-type="float">
            <text:p>0</text:p>
          </table:table-cell>
          <table:table-cell office:value-type="string" calcext:value-type="string">
            <text:p>Mark</text:p>
          </table:table-cell>
          <table:table-cell table:formula="of:=COUNTIF([.$A$2:.$A$120]; [.$D14])" office:value-type="float" office:value="0" calcext:value-type="float">
            <text:p>0</text:p>
          </table:table-cell>
          <table:table-cell office:value-type="string" calcext:value-type="string">
            <text:p>Haley</text:p>
          </table:table-cell>
          <table:table-cell table:formula="of:=COUNTIF([.$A$2:.$A$120]; [.$F14])" office:value-type="float" office:value="0" calcext:value-type="float">
            <text:p>0</text:p>
          </table:table-cell>
          <table:table-cell office:value-type="string" calcext:value-type="string">
            <text:p>Noah</text:p>
          </table:table-cell>
          <table:table-cell table:formula="of:=COUNTIF([.$A$2:.$A$120]; [.$H1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atricia</text:p>
          </table:table-cell>
          <table:table-cell table:formula="of:=COUNTIF([.$A$2:.$A$120]; [.$B15])" office:value-type="float" office:value="0" calcext:value-type="float">
            <text:p>0</text:p>
          </table:table-cell>
          <table:table-cell office:value-type="string" calcext:value-type="string">
            <text:p>Paul</text:p>
          </table:table-cell>
          <table:table-cell table:formula="of:=COUNTIF([.$A$2:.$A$120]; [.$D15])" office:value-type="float" office:value="0" calcext:value-type="float">
            <text:p>0</text:p>
          </table:table-cell>
          <table:table-cell office:value-type="string" calcext:value-type="string">
            <text:p>Alexa</text:p>
          </table:table-cell>
          <table:table-cell table:formula="of:=COUNTIF([.$A$2:.$A$120]; [.$F15])" office:value-type="float" office:value="0" calcext:value-type="float">
            <text:p>0</text:p>
          </table:table-cell>
          <table:table-cell office:value-type="string" calcext:value-type="string">
            <text:p>Aidan</text:p>
          </table:table-cell>
          <table:table-cell table:formula="of:=COUNTIF([.$A$2:.$A$120]; [.$H1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ancy</text:p>
          </table:table-cell>
          <table:table-cell table:formula="of:=COUNTIF([.$A$2:.$A$120]; [.$B16])" office:value-type="float" office:value="0" calcext:value-type="float">
            <text:p>0</text:p>
          </table:table-cell>
          <table:table-cell office:value-type="string" calcext:value-type="string">
            <text:p>John</text:p>
          </table:table-cell>
          <table:table-cell table:formula="of:=COUNTIF([.$A$2:.$A$120]; [.$D16])" office:value-type="float" office:value="0" calcext:value-type="float">
            <text:p>0</text:p>
          </table:table-cell>
          <table:table-cell office:value-type="string" calcext:value-type="string">
            <text:p>Emma</text:p>
          </table:table-cell>
          <table:table-cell table:formula="of:=COUNTIF([.$A$2:.$A$120]; [.$F16])" office:value-type="float" office:value="0" calcext:value-type="float">
            <text:p>0</text:p>
          </table:table-cell>
          <table:table-cell office:value-type="string" calcext:value-type="string">
            <text:p>Oliver</text:p>
          </table:table-cell>
          <table:table-cell table:formula="of:=COUNTIF([.$A$2:.$A$120]; [.$H1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inda</text:p>
          </table:table-cell>
          <table:table-cell table:formula="of:=COUNTIF([.$A$2:.$A$120]; [.$B17])" office:value-type="float" office:value="0" calcext:value-type="float">
            <text:p>0</text:p>
          </table:table-cell>
          <table:table-cell office:value-type="string" calcext:value-type="string">
            <text:p>James</text:p>
          </table:table-cell>
          <table:table-cell table:formula="of:=COUNTIF([.$A$2:.$A$120]; [.$D17])" office:value-type="float" office:value="0" calcext:value-type="float">
            <text:p>0</text:p>
          </table:table-cell>
          <table:table-cell office:value-type="string" calcext:value-type="string">
            <text:p>Madison</text:p>
          </table:table-cell>
          <table:table-cell table:formula="of:=COUNTIF([.$A$2:.$A$120]; [.$F17])" office:value-type="float" office:value="0" calcext:value-type="float">
            <text:p>0</text:p>
          </table:table-cell>
          <table:table-cell office:value-type="string" calcext:value-type="string">
            <text:p>Ethan</text:p>
          </table:table-cell>
          <table:table-cell table:formula="of:=COUNTIF([.$A$2:.$A$120]; [.$H1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ry</text:p>
          </table:table-cell>
          <table:table-cell table:formula="of:=COUNTIF([.$A$2:.$A$120]; [.$B18])" office:value-type="float" office:value="0" calcext:value-type="float">
            <text:p>0</text:p>
          </table:table-cell>
          <table:table-cell office:value-type="string" calcext:value-type="string">
            <text:p>William</text:p>
          </table:table-cell>
          <table:table-cell table:formula="of:=COUNTIF([.$A$2:.$A$120]; [.$D18])" office:value-type="float" office:value="0" calcext:value-type="float">
            <text:p>0</text:p>
          </table:table-cell>
          <table:table-cell office:value-type="string" calcext:value-type="string">
            <text:p>Abigail</text:p>
          </table:table-cell>
          <table:table-cell table:formula="of:=COUNTIF([.$A$2:.$A$120]; [.$F18])" office:value-type="float" office:value="0" calcext:value-type="float">
            <text:p>0</text:p>
          </table:table-cell>
          <table:table-cell office:value-type="string" calcext:value-type="string">
            <text:p>Isaiah</text:p>
          </table:table-cell>
          <table:table-cell table:formula="of:=COUNTIF([.$A$2:.$A$120]; [.$H1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rgaret</text:p>
          </table:table-cell>
          <table:table-cell table:formula="of:=COUNTIF([.$A$2:.$A$120]; [.$B19])" office:value-type="float" office:value="0" calcext:value-type="float">
            <text:p>0</text:p>
          </table:table-cell>
          <table:table-cell office:value-type="string" calcext:value-type="string">
            <text:p>Thomas</text:p>
          </table:table-cell>
          <table:table-cell table:formula="of:=COUNTIF([.$A$2:.$A$120]; [.$D19])" office:value-type="float" office:value="0" calcext:value-type="float">
            <text:p>0</text:p>
          </table:table-cell>
          <table:table-cell office:value-type="string" calcext:value-type="string">
            <text:p>Olivia</text:p>
          </table:table-cell>
          <table:table-cell table:formula="of:=COUNTIF([.$A$2:.$A$120]; [.$F19])" office:value-type="float" office:value="0" calcext:value-type="float">
            <text:p>0</text:p>
          </table:table-cell>
          <table:table-cell office:value-type="string" calcext:value-type="string">
            <text:p>Xavier</text:p>
          </table:table-cell>
          <table:table-cell table:formula="of:=COUNTIF([.$A$2:.$A$120]; [.$H1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arol</text:p>
          </table:table-cell>
          <table:table-cell table:formula="of:=COUNTIF([.$A$2:.$A$120]; [.$B20])" office:value-type="float" office:value="0" calcext:value-type="float">
            <text:p>0</text:p>
          </table:table-cell>
          <table:table-cell office:value-type="string" calcext:value-type="string">
            <text:p>Kenneth</text:p>
          </table:table-cell>
          <table:table-cell table:formula="of:=COUNTIF([.$A$2:.$A$120]; [.$D20])" office:value-type="float" office:value="0" calcext:value-type="float">
            <text:p>0</text:p>
          </table:table-cell>
          <table:table-cell office:value-type="string" calcext:value-type="string">
            <text:p>Jocelyn</text:p>
          </table:table-cell>
          <table:table-cell table:formula="of:=COUNTIF([.$A$2:.$A$120]; [.$F20])" office:value-type="float" office:value="0" calcext:value-type="float">
            <text:p>0</text:p>
          </table:table-cell>
          <table:table-cell office:value-type="string" calcext:value-type="string">
            <text:p>Tristan</text:p>
          </table:table-cell>
          <table:table-cell table:formula="of:=COUNTIF([.$A$2:.$A$120]; [.$H2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arbara</text:p>
          </table:table-cell>
          <table:table-cell table:formula="of:=COUNTIF([.$A$2:.$A$120]; [.$B21])" office:value-type="float" office:value="0" calcext:value-type="float">
            <text:p>0</text:p>
          </table:table-cell>
          <table:table-cell office:value-type="string" calcext:value-type="string">
            <text:p>Robert</text:p>
          </table:table-cell>
          <table:table-cell table:formula="of:=COUNTIF([.$A$2:.$A$120]; [.$D21])" office:value-type="float" office:value="0" calcext:value-type="float">
            <text:p>0</text:p>
          </table:table-cell>
          <table:table-cell office:value-type="string" calcext:value-type="string">
            <text:p>Savannah</text:p>
          </table:table-cell>
          <table:table-cell table:formula="of:=COUNTIF([.$A$2:.$A$120]; [.$F21])" office:value-type="float" office:value="0" calcext:value-type="float">
            <text:p>0</text:p>
          </table:table-cell>
          <table:table-cell office:value-type="string" calcext:value-type="string">
            <text:p>Lucas</text:p>
          </table:table-cell>
          <table:table-cell table:formula="of:=COUNTIF([.$A$2:.$A$120]; [.$H2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uth</text:p>
          </table:table-cell>
          <table:table-cell table:formula="of:=COUNTIF([.$A$2:.$A$120]; [.$B22])" office:value-type="float" office:value="0" calcext:value-type="float">
            <text:p>0</text:p>
          </table:table-cell>
          <table:table-cell office:value-type="string" calcext:value-type="string">
            <text:p>Charles</text:p>
          </table:table-cell>
          <table:table-cell table:formula="of:=COUNTIF([.$A$2:.$A$120]; [.$D22])" office:value-type="float" office:value="0" calcext:value-type="float">
            <text:p>0</text:p>
          </table:table-cell>
          <table:table-cell office:value-type="string" calcext:value-type="string">
            <text:p>Sadie</text:p>
          </table:table-cell>
          <table:table-cell table:formula="of:=COUNTIF([.$A$2:.$A$120]; [.$F22])" office:value-type="float" office:value="0" calcext:value-type="float">
            <text:p>0</text:p>
          </table:table-cell>
          <table:table-cell office:value-type="string" calcext:value-type="string">
            <text:p>Logan</text:p>
          </table:table-cell>
          <table:table-cell table:formula="of:=COUNTIF([.$A$2:.$A$120]; [.$H2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rances</text:p>
          </table:table-cell>
          <table:table-cell table:formula="of:=COUNTIF([.$A$2:.$A$120]; [.$B23])" office:value-type="float" office:value="0" calcext:value-type="float">
            <text:p>0</text:p>
          </table:table-cell>
          <table:table-cell office:value-type="string" calcext:value-type="string">
            <text:p>Edward</text:p>
          </table:table-cell>
          <table:table-cell table:formula="of:=COUNTIF([.$A$2:.$A$120]; [.$D23])" office:value-type="float" office:value="0" calcext:value-type="float">
            <text:p>0</text:p>
          </table:table-cell>
          <table:table-cell office:value-type="string" calcext:value-type="string">
            <text:p>Angelina</text:p>
          </table:table-cell>
          <table:table-cell table:formula="of:=COUNTIF([.$A$2:.$A$120]; [.$F23])" office:value-type="float" office:value="0" calcext:value-type="float">
            <text:p>0</text:p>
          </table:table-cell>
          <table:table-cell office:value-type="string" calcext:value-type="string">
            <text:p>Angel</text:p>
          </table:table-cell>
          <table:table-cell table:formula="of:=COUNTIF([.$A$2:.$A$120]; [.$H2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elen</text:p>
          </table:table-cell>
          <table:table-cell table:formula="of:=COUNTIF([.$A$2:.$A$120]; [.$B24])" office:value-type="float" office:value="0" calcext:value-type="float">
            <text:p>0</text:p>
          </table:table-cell>
          <table:table-cell office:value-type="string" calcext:value-type="string">
            <text:p>Richard</text:p>
          </table:table-cell>
          <table:table-cell table:formula="of:=COUNTIF([.$A$2:.$A$120]; [.$D24])" office:value-type="float" office:value="0" calcext:value-type="float">
            <text:p>0</text:p>
          </table:table-cell>
          <table:table-cell office:value-type="string" calcext:value-type="string">
            <text:p>Mackenzie</text:p>
          </table:table-cell>
          <table:table-cell table:formula="of:=COUNTIF([.$A$2:.$A$120]; [.$F24])" office:value-type="float" office:value="0" calcext:value-type="float">
            <text:p>0</text:p>
          </table:table-cell>
          <table:table-cell office:value-type="string" calcext:value-type="string">
            <text:p>Julian</text:p>
          </table:table-cell>
          <table:table-cell table:formula="of:=COUNTIF([.$A$2:.$A$120]; [.$H2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etty</text:p>
          </table:table-cell>
          <table:table-cell table:formula="of:=COUNTIF([.$A$2:.$A$120]; [.$B25])" office:value-type="float" office:value="0" calcext:value-type="float">
            <text:p>0</text:p>
          </table:table-cell>
          <table:table-cell office:value-type="string" calcext:value-type="string">
            <text:p>George</text:p>
          </table:table-cell>
          <table:table-cell table:formula="of:=COUNTIF([.$A$2:.$A$120]; [.$D25])" office:value-type="float" office:value="0" calcext:value-type="float">
            <text:p>0</text:p>
          </table:table-cell>
          <table:table-cell office:value-type="string" calcext:value-type="string">
            <text:p>Faith</text:p>
          </table:table-cell>
          <table:table-cell table:formula="of:=COUNTIF([.$A$2:.$A$120]; [.$F25])" office:value-type="float" office:value="0" calcext:value-type="float">
            <text:p>0</text:p>
          </table:table-cell>
          <table:table-cell office:value-type="string" calcext:value-type="string">
            <text:p>Connor</text:p>
          </table:table-cell>
          <table:table-cell table:formula="of:=COUNTIF([.$A$2:.$A$120]; [.$H2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orothy</text:p>
          </table:table-cell>
          <table:table-cell table:formula="of:=COUNTIF([.$A$2:.$A$120]; [.$B26])" office:value-type="float" office:value="0" calcext:value-type="float">
            <text:p>0</text:p>
          </table:table-cell>
          <table:table-cell office:value-type="string" calcext:value-type="string">
            <text:p>Donald</text:p>
          </table:table-cell>
          <table:table-cell table:formula="of:=COUNTIF([.$A$2:.$A$120]; [.$D26])" office:value-type="float" office:value="0" calcext:value-type="float">
            <text:p>0</text:p>
          </table:table-cell>
          <table:table-cell office:value-type="string" calcext:value-type="string">
            <text:p>Destiny</text:p>
          </table:table-cell>
          <table:table-cell table:formula="of:=COUNTIF([.$A$2:.$A$120]; [.$F26])" office:value-type="float" office:value="0" calcext:value-type="float">
            <text:p>0</text:p>
          </table:table-cell>
          <table:table-cell office:value-type="string" calcext:value-type="string">
            <text:p>Levi</text:p>
          </table:table-cell>
          <table:table-cell table:formula="of:=COUNTIF([.$A$2:.$A$120]; [.$H26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ydney</text:p>
          </table:table-cell>
          <table:table-cell table:formula="of:=COUNTIF([.$A$2:.$A$120]; [.$F27])" office:value-type="float" office:value="0" calcext:value-type="float">
            <text:p>0</text:p>
          </table:table-cell>
          <table:table-cell office:value-type="string" calcext:value-type="string">
            <text:p>Isaac</text:p>
          </table:table-cell>
          <table:table-cell table:formula="of:=COUNTIF([.$A$2:.$A$120]; [.$H27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8">00/00/0000</text:date>, <text:time style:data-style-name="N2" text:time-value="18:35:10.65221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8T18:35:23.767914000</dc:date>
    <dc:creator>a b</dc:creator>
    <meta:editing-duration>PT11M31S</meta:editing-duration>
    <meta:editing-cycles>7</meta:editing-cycles>
    <meta:generator>LibreOffice/4.3.2.2$MacOSX_X86_64 LibreOffice_project/edfb5295ba211bd31ad47d0bad0118690f76407d</meta:generator>
    <meta:document-statistic meta:table-count="1" meta:cell-count="212" meta:object-count="0"/>
  </office:meta>
</office:document-meta>
</file>